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1.808cm"/>
    </style:style>
    <style:style style:name="co3" style:family="table-column">
      <style:table-column-properties fo:break-before="auto" style:column-width="1.836cm"/>
    </style:style>
    <style:style style:name="co4" style:family="table-column">
      <style:table-column-properties fo:break-before="auto" style:column-width="5.526cm"/>
    </style:style>
    <style:style style:name="co5" style:family="table-column">
      <style:table-column-properties fo:break-before="auto" style:column-width="1.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ole-draw-aspect="1" style:protect="position size"/>
    </style:style>
    <style:style style:name="ta_extref" style:family="table">
      <style:table-properties table:display="false"/>
    </style:style>
  </office:automatic-styles>
  <office:body>
    <office:spreadsheet>
      <table:table table:name="ABZ5 100C_MMM_OI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>
            <draw:frame table:end-cell-address="'ABZ5 100C_MMM_OI'.L25" table:end-x="2.148cm" table:end-y="0.057cm" draw:z-index="0" draw:style-name="gr1" svg:width="22.543cm" svg:height="10.895cm" svg:x="0.001cm" svg:y="0.001cm">
              <draw:object draw:notify-on-update-of-ranges="'ABZ5 100C_MMM_OI'.A28:'ABZ5 100C_MMM_OI'.A128 'ABZ5 100C_MMM_OI'.K27:'ABZ5 100C_MMM_OI'.K27 'ABZ5 100C_MMM_OI'.K28:'ABZ5 100C_MMM_OI'.K128 'ABZ5 100C_MMM_OI'.A28:'ABZ5 100C_MMM_OI'.A128 'ABZ5 100C_MMM_OI'.J27:'ABZ5 100C_MMM_OI'.J27 'ABZ5 100C_MMM_OI'.J28:'ABZ5 100C_MMM_OI'.J128 'ABZ5 100C_MMM_OI'.A28:'ABZ5 100C_MMM_OI'.A128 'ABZ5 100C_MMM_OI'.I27:'ABZ5 100C_MMM_OI'.I27 'ABZ5 100C_MMM_OI'.I28:'ABZ5 100C_MMM_OI'.I128 'ABZ5 100C_MMM_OI'.A28:'ABZ5 100C_MMM_OI'.A128 'ABZ5 100C_MMM_OI'.H27:'ABZ5 100C_MMM_OI'.H27 'ABZ5 100C_MMM_OI'.H28:'ABZ5 100C_MMM_OI'.H128 'ABZ5 100C_MMM_OI'.A28:'ABZ5 100C_MMM_OI'.A128 'ABZ5 100C_MMM_OI'.G27:'ABZ5 100C_MMM_OI'.G27 'ABZ5 100C_MMM_OI'.G28:'ABZ5 100C_MMM_OI'.G128 'ABZ5 100C_MMM_OI'.A28:'ABZ5 100C_MMM_OI'.A128 'ABZ5 100C_MMM_OI'.F27:'ABZ5 100C_MMM_OI'.F27 'ABZ5 100C_MMM_OI'.F28:'ABZ5 100C_MMM_OI'.F128 'ABZ5 100C_MMM_OI'.A28:'ABZ5 100C_MMM_OI'.A128 'ABZ5 100C_MMM_OI'.E27:'ABZ5 100C_MMM_OI'.E27 'ABZ5 100C_MMM_OI'.E28:'ABZ5 100C_MMM_OI'.E128 'ABZ5 100C_MMM_OI'.A28:'ABZ5 100C_MMM_OI'.A128 'ABZ5 100C_MMM_OI'.D27:'ABZ5 100C_MMM_OI'.D27 'ABZ5 100C_MMM_OI'.D28:'ABZ5 100C_MMM_OI'.D128 'ABZ5 100C_MMM_OI'.A28:'ABZ5 100C_MMM_OI'.A128 'ABZ5 100C_MMM_OI'.C27:'ABZ5 100C_MMM_OI'.C27 'ABZ5 100C_MMM_OI'.C28:'ABZ5 100C_MMM_OI'.C128 'ABZ5 100C_MMM_OI'.A28:'ABZ5 100C_MMM_OI'.A128 'ABZ5 100C_MMM_OI'.B27:'ABZ5 100C_MMM_OI'.B27 'ABZ5 100C_MMM_OI'.B28:'ABZ5 100C_MMM_OI'.B128 'ABZ5 100C_MMM_OI'.A28:'ABZ5 100C_MMM_OI'.A1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1"/>
        </table:table-row>
        <table:table-row table:style-name="ro1" table:number-rows-repeated="8">
          <table:table-cell table:number-columns-repeated="22"/>
        </table:table-row>
        <table:table-row table:style-name="ro1">
          <table:table-cell table:number-columns-repeated="12"/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6"/>
          <table:table-cell table:style-name="ce1"/>
          <table:table-cell table:number-columns-repeated="5"/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table:number-columns-repeated="12"/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12"/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1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12"/>
          <table:table-cell table:formula="of:=MIN([.M10:.M14])" office:value-type="float" office:value="2">
            <text:p>2</text:p>
          </table:table-cell>
          <table:table-cell table:formula="of:=MIN([.N10:.N14])" office:value-type="float" office:value="3">
            <text:p>3</text:p>
          </table:table-cell>
          <table:table-cell table:formula="of:=MIN([.O10:.O14])" office:value-type="float" office:value="1">
            <text:p>1</text:p>
          </table:table-cell>
          <table:table-cell table:formula="of:=MIN([.P10:.P14])" office:value-type="float" office:value="2">
            <text:p>2</text:p>
          </table:table-cell>
          <table:table-cell table:formula="of:=MIN([.Q10:.Q14])" office:value-type="float" office:value="1">
            <text:p>1</text:p>
          </table:table-cell>
          <table:table-cell table:formula="of:=MIN([.R10:.R14])" office:value-type="float" office:value="1">
            <text:p>1</text:p>
          </table:table-cell>
          <table:table-cell table:formula="of:=MIN([.S10:.S14])" office:value-type="float" office:value="1">
            <text:p>1</text:p>
          </table:table-cell>
          <table:table-cell table:formula="of:=MIN([.T10:.T14])" office:value-type="float" office:value="1">
            <text:p>1</text:p>
          </table:table-cell>
          <table:table-cell table:formula="of:=MIN([.U10:.U14])" office:value-type="float" office:value="1">
            <text:p>1</text:p>
          </table:table-cell>
          <table:table-cell table:formula="of:=MIN([.V10:.V14])" office:value-type="float" office:value="1">
            <text:p>1</text:p>
          </table:table-cell>
        </table:table-row>
        <table:table-row table:style-name="ro1">
          <table:table-cell table:number-columns-repeated="12"/>
          <table:table-cell table:formula="of:=MAX([.M10:.M14])" office:value-type="float" office:value="100">
            <text:p>100</text:p>
          </table:table-cell>
          <table:table-cell table:formula="of:=MAX([.N10:.N14])" office:value-type="float" office:value="16">
            <text:p>16</text:p>
          </table:table-cell>
          <table:table-cell table:formula="of:=MAX([.O10:.O14])" office:value-type="float" office:value="15">
            <text:p>15</text:p>
          </table:table-cell>
          <table:table-cell table:formula="of:=MAX([.P10:.P14])" office:value-type="float" office:value="39">
            <text:p>39</text:p>
          </table:table-cell>
          <table:table-cell table:formula="of:=MAX([.Q10:.Q14])" office:value-type="float" office:value="51">
            <text:p>51</text:p>
          </table:table-cell>
          <table:table-cell table:formula="of:=MAX([.R10:.R14])" office:value-type="float" office:value="17">
            <text:p>17</text:p>
          </table:table-cell>
          <table:table-cell table:formula="of:=MAX([.S10:.S14])" office:value-type="float" office:value="3">
            <text:p>3</text:p>
          </table:table-cell>
          <table:table-cell table:formula="of:=MAX([.T10:.T14])" office:value-type="float" office:value="14">
            <text:p>14</text:p>
          </table:table-cell>
          <table:table-cell table:formula="of:=MAX([.U10:.U14])" office:value-type="float" office:value="5">
            <text:p>5</text:p>
          </table:table-cell>
          <table:table-cell table:formula="of:=MAX([.V10:.V14])" office:value-type="float" office:value="5">
            <text:p>5</text:p>
          </table:table-cell>
        </table:table-row>
        <table:table-row table:style-name="ro1">
          <table:table-cell table:number-columns-repeated="12"/>
          <table:table-cell table:formula="of:=SUM([.M10:.M14])/5" office:value-type="float" office:value="54">
            <text:p>54</text:p>
          </table:table-cell>
          <table:table-cell table:formula="of:=SUM([.N10:.N14])/5" office:value-type="float" office:value="8.8">
            <text:p>8,8</text:p>
          </table:table-cell>
          <table:table-cell table:formula="of:=SUM([.O10:.O14])/5" office:value-type="float" office:value="7.4">
            <text:p>7,4</text:p>
          </table:table-cell>
          <table:table-cell table:formula="of:=SUM([.P10:.P14])/5" office:value-type="float" office:value="12.2">
            <text:p>12,2</text:p>
          </table:table-cell>
          <table:table-cell table:formula="of:=SUM([.Q10:.Q14])/5" office:value-type="float" office:value="18.6">
            <text:p>18,6</text:p>
          </table:table-cell>
          <table:table-cell table:formula="of:=SUM([.R10:.R14])/5" office:value-type="float" office:value="5.6">
            <text:p>5,6</text:p>
          </table:table-cell>
          <table:table-cell table:formula="of:=SUM([.S10:.S14])/5" office:value-type="float" office:value="2">
            <text:p>2</text:p>
          </table:table-cell>
          <table:table-cell table:formula="of:=SUM([.T10:.T14])/5" office:value-type="float" office:value="4.4">
            <text:p>4,4</text:p>
          </table:table-cell>
          <table:table-cell table:formula="of:=SUM([.U10:.U14])/5" office:value-type="float" office:value="1.8">
            <text:p>1,8</text:p>
          </table:table-cell>
          <table:table-cell table:formula="of:=SUM([.V10:.V14])/5" office:value-type="float" office:value="1.8">
            <text:p>1,8</text:p>
          </table:table-cell>
        </table:table-row>
        <table:table-row table:style-name="ro1" table:number-rows-repeated="9">
          <table:table-cell table:number-columns-repeated="22"/>
        </table:table-row>
        <table:table-row table:style-name="ro1">
          <table:table-cell office:value-type="string">
            <text:p>N° de ciclos</text:p>
          </table:table-cell>
          <table:table-cell office:value-type="string">
            <text:p>Rodada 5 (BTP / MPS)</text:p>
          </table:table-cell>
          <table:table-cell office:value-type="string">
            <text:p>Rodada 4 (BTP / MPS)</text:p>
          </table:table-cell>
          <table:table-cell office:value-type="string">
            <text:p>Rodada 3 (BTP / MPS)</text:p>
          </table:table-cell>
          <table:table-cell office:value-type="string">
            <text:p>Rodada 2 (BTP / MPS)</text:p>
          </table:table-cell>
          <table:table-cell office:value-type="string">
            <text:p>Rodada 1 (BTP / MPS)</text:p>
          </table:table-cell>
          <table:table-cell office:value-type="string">
            <text:p>Rodada 5 (MPS / BTP)</text:p>
          </table:table-cell>
          <table:table-cell office:value-type="string">
            <text:p>Radada 4 (MPS / BTP)</text:p>
          </table:table-cell>
          <table:table-cell office:value-type="string">
            <text:p>Rodada 3 (MPS / BTP)</text:p>
          </table:table-cell>
          <table:table-cell office:value-type="string">
            <text:p>Rodada 2 (MPS / BTP)</text:p>
          </table:table-cell>
          <table:table-cell office:value-type="string">
            <text:p>Rodada 1 (MPS / BTP)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table:number-columns-repeated="10" office:value-type="float" office:value="2000">
            <text:p>2000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1182">
            <text:p>1182</text:p>
          </table:table-cell>
          <table:table-cell office:value-type="float" office:value="1193">
            <text:p>1193</text:p>
          </table:table-cell>
          <table:table-cell office:value-type="float" office:value="1200">
            <text:p>1200</text:p>
          </table:table-cell>
          <table:table-cell office:value-type="float" office:value="1219">
            <text:p>1219</text:p>
          </table:table-cell>
          <table:table-cell office:value-type="float" office:value="1188">
            <text:p>1188</text:p>
          </table:table-cell>
          <table:table-cell office:value-type="float" office:value="1178">
            <text:p>1178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0">
            <text:p>1180</text:p>
          </table:table-cell>
          <table:table-cell office:value-type="float" office:value="1182">
            <text:p>1182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table:number-columns-repeated="2" office:value-type="float" office:value="1190">
            <text:p>1190</text:p>
          </table:table-cell>
          <table:table-cell office:value-type="float" office:value="1178">
            <text:p>1178</text:p>
          </table:table-cell>
          <table:table-cell office:value-type="float" office:value="1174">
            <text:p>1174</text:p>
          </table:table-cell>
          <table:table-cell office:value-type="float" office:value="1165">
            <text:p>1165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80">
            <text:p>1180</text:p>
          </table:table-cell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8">
            <text:p>1188</text:p>
          </table:table-cell>
          <table:table-cell office:value-type="float" office:value="1190">
            <text:p>1190</text:p>
          </table:table-cell>
          <table:table-cell office:value-type="float" office:value="1178">
            <text:p>1178</text:p>
          </table:table-cell>
          <table:table-cell office:value-type="float" office:value="1174">
            <text:p>1174</text:p>
          </table:table-cell>
          <table:table-cell office:value-type="float" office:value="1165">
            <text:p>1165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80">
            <text:p>1180</text:p>
          </table:table-cell>
          <table:table-cell office:value-type="float" office:value="1179">
            <text:p>1179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office:value-type="float" office:value="1185">
            <text:p>1185</text:p>
          </table:table-cell>
          <table:table-cell office:value-type="float" office:value="1188">
            <text:p>1188</text:p>
          </table:table-cell>
          <table:table-cell office:value-type="float" office:value="1178">
            <text:p>1178</text:p>
          </table:table-cell>
          <table:table-cell office:value-type="float" office:value="1174">
            <text:p>1174</text:p>
          </table:table-cell>
          <table:table-cell office:value-type="float" office:value="1165">
            <text:p>1165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0">
            <text:p>1180</text:p>
          </table:table-cell>
          <table:table-cell table:number-columns-repeated="4" office:value-type="float" office:value="1178">
            <text:p>1178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4">
            <text:p>1174</text:p>
          </table:table-cell>
          <table:table-cell office:value-type="float" office:value="1165">
            <text:p>1165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80">
            <text:p>1180</text:p>
          </table:table-cell>
          <table:table-cell table:number-columns-repeated="4" office:value-type="float" office:value="1178">
            <text:p>1178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4">
            <text:p>1174</text:p>
          </table:table-cell>
          <table:table-cell office:value-type="float" office:value="1165">
            <text:p>1165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80">
            <text:p>1180</text:p>
          </table:table-cell>
          <table:table-cell table:number-columns-repeated="4" office:value-type="float" office:value="1178">
            <text:p>1178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4">
            <text:p>1174</text:p>
          </table:table-cell>
          <table:table-cell office:value-type="float" office:value="1165">
            <text:p>1165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80">
            <text:p>1180</text:p>
          </table:table-cell>
          <table:table-cell table:number-columns-repeated="4" office:value-type="float" office:value="1178">
            <text:p>1178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4">
            <text:p>1174</text:p>
          </table:table-cell>
          <table:table-cell office:value-type="float" office:value="1165">
            <text:p>1165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80">
            <text:p>1180</text:p>
          </table:table-cell>
          <table:table-cell table:number-columns-repeated="4"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74">
            <text:p>1174</text:p>
          </table:table-cell>
          <table:table-cell office:value-type="float" office:value="1165">
            <text:p>1165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80">
            <text:p>1180</text:p>
          </table:table-cell>
          <table:table-cell table:number-columns-repeated="4"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5">
            <text:p>1175</text:p>
          </table:table-cell>
          <table:table-cell office:value-type="float" office:value="1178">
            <text:p>1178</text:p>
          </table:table-cell>
          <table:table-cell office:value-type="float" office:value="1174">
            <text:p>1174</text:p>
          </table:table-cell>
          <table:table-cell office:value-type="float" office:value="1165">
            <text:p>1165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5"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5">
            <text:p>1175</text:p>
          </table:table-cell>
          <table:table-cell office:value-type="float" office:value="1178">
            <text:p>1178</text:p>
          </table:table-cell>
          <table:table-cell office:value-type="float" office:value="1174">
            <text:p>1174</text:p>
          </table:table-cell>
          <table:table-cell office:value-type="float" office:value="1165">
            <text:p>1165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6">
            <text:p>1176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5">
            <text:p>1175</text:p>
          </table:table-cell>
          <table:table-cell office:value-type="float" office:value="1178">
            <text:p>1178</text:p>
          </table:table-cell>
          <table:table-cell office:value-type="float" office:value="1174">
            <text:p>1174</text:p>
          </table:table-cell>
          <table:table-cell office:value-type="float" office:value="1165">
            <text:p>1165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2">
            <text:p>117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5">
            <text:p>1175</text:p>
          </table:table-cell>
          <table:table-cell office:value-type="float" office:value="1178">
            <text:p>1178</text:p>
          </table:table-cell>
          <table:table-cell office:value-type="float" office:value="1174">
            <text:p>1174</text:p>
          </table:table-cell>
          <table:table-cell office:value-type="float" office:value="1165">
            <text:p>1165</text:p>
          </table:table-cell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5">
            <text:p>1175</text:p>
          </table:table-cell>
          <table:table-cell office:value-type="float" office:value="1178">
            <text:p>1178</text:p>
          </table:table-cell>
          <table:table-cell office:value-type="float" office:value="1174">
            <text:p>1174</text:p>
          </table:table-cell>
          <table:table-cell office:value-type="float" office:value="1165">
            <text:p>1165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1170">
            <text:p>1170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5">
            <text:p>1175</text:p>
          </table:table-cell>
          <table:table-cell office:value-type="float" office:value="1178">
            <text:p>1178</text:p>
          </table:table-cell>
          <table:table-cell office:value-type="float" office:value="1174">
            <text:p>1174</text:p>
          </table:table-cell>
          <table:table-cell office:value-type="float" office:value="1165">
            <text:p>1165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78">
            <text:p>1178</text:p>
          </table:table-cell>
          <table:table-cell office:value-type="float" office:value="1171">
            <text:p>1171</text:p>
          </table:table-cell>
          <table:table-cell office:value-type="float" office:value="1165">
            <text:p>1165</text:p>
          </table:table-cell>
          <table:table-cell office:value-type="float" office:value="1170">
            <text:p>1170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5">
            <text:p>117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78">
            <text:p>1178</text:p>
          </table:table-cell>
          <table:table-cell office:value-type="float" office:value="1166">
            <text:p>1166</text:p>
          </table:table-cell>
          <table:table-cell office:value-type="float" office:value="1165">
            <text:p>1165</text:p>
          </table:table-cell>
          <table:table-cell office:value-type="float" office:value="1170">
            <text:p>1170</text:p>
          </table:table-cell>
          <table:table-cell office:value-type="float" office:value="1174">
            <text:p>1174</text:p>
          </table:table-cell>
          <table:table-cell office:value-type="float" office:value="1173">
            <text:p>1173</text:p>
          </table:table-cell>
          <table:table-cell office:value-type="float" office:value="1175">
            <text:p>117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17">
            <text:p>17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78">
            <text:p>1178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0">
            <text:p>1170</text:p>
          </table:table-cell>
          <table:table-cell office:value-type="float" office:value="1174">
            <text:p>1174</text:p>
          </table:table-cell>
          <table:table-cell office:value-type="float" office:value="1173">
            <text:p>1173</text:p>
          </table:table-cell>
          <table:table-cell office:value-type="float" office:value="1170">
            <text:p>1170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78">
            <text:p>1178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0">
            <text:p>1170</text:p>
          </table:table-cell>
          <table:table-cell office:value-type="float" office:value="1174">
            <text:p>1174</text:p>
          </table:table-cell>
          <table:table-cell office:value-type="float" office:value="1173">
            <text:p>1173</text:p>
          </table:table-cell>
          <table:table-cell office:value-type="float" office:value="1167">
            <text:p>1167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78">
            <text:p>1178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0">
            <text:p>1170</text:p>
          </table:table-cell>
          <table:table-cell office:value-type="float" office:value="1174">
            <text:p>1174</text:p>
          </table:table-cell>
          <table:table-cell office:value-type="float" office:value="1173">
            <text:p>1173</text:p>
          </table:table-cell>
          <table:table-cell office:value-type="float" office:value="1167">
            <text:p>1167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78">
            <text:p>1178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0">
            <text:p>1170</text:p>
          </table:table-cell>
          <table:table-cell office:value-type="float" office:value="1166">
            <text:p>1166</text:p>
          </table:table-cell>
          <table:table-cell office:value-type="float" office:value="1173">
            <text:p>1173</text:p>
          </table:table-cell>
          <table:table-cell office:value-type="float" office:value="1167">
            <text:p>1167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78">
            <text:p>1178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0">
            <text:p>1170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office:value-type="float" office:value="1167">
            <text:p>1167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78">
            <text:p>1178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0">
            <text:p>1170</text:p>
          </table:table-cell>
          <table:table-cell office:value-type="float" office:value="1165">
            <text:p>1165</text:p>
          </table:table-cell>
          <table:table-cell office:value-type="float" office:value="1173">
            <text:p>1173</text:p>
          </table:table-cell>
          <table:table-cell office:value-type="float" office:value="1167">
            <text:p>1167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78">
            <text:p>1178</text:p>
          </table:table-cell>
          <table:table-cell table:number-columns-repeated="4" office:value-type="float" office:value="1165">
            <text:p>1165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78">
            <text:p>1178</text:p>
          </table:table-cell>
          <table:table-cell table:number-columns-repeated="4" office:value-type="float" office:value="1165">
            <text:p>1165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78">
            <text:p>1178</text:p>
          </table:table-cell>
          <table:table-cell table:number-columns-repeated="4" office:value-type="float" office:value="1165">
            <text:p>1165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78">
            <text:p>1178</text:p>
          </table:table-cell>
          <table:table-cell table:number-columns-repeated="4" office:value-type="float" office:value="1165">
            <text:p>1165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78">
            <text:p>1178</text:p>
          </table:table-cell>
          <table:table-cell table:number-columns-repeated="4" office:value-type="float" office:value="1165">
            <text:p>1165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office:value-type="float" office:value="1167">
            <text:p>1167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office:value-type="float" office:value="1167">
            <text:p>1167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office:value-type="float" office:value="1167">
            <text:p>1167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office:value-type="float" office:value="1167">
            <text:p>1167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office:value-type="float" office:value="1167">
            <text:p>1167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office:value-type="float" office:value="1167">
            <text:p>1167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office:value-type="float" office:value="1167">
            <text:p>1167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office:value-type="float" office:value="1167">
            <text:p>1167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office:value-type="float" office:value="1167">
            <text:p>1167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office:value-type="float" office:value="1167">
            <text:p>1167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40">
            <text:p>40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office:value-type="float" office:value="1167">
            <text:p>1167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office:value-type="float" office:value="1167">
            <text:p>1167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office:value-type="float" office:value="1167">
            <text:p>1167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177">
            <text:p>1177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77">
            <text:p>1177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177">
            <text:p>1177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177">
            <text:p>1177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177">
            <text:p>1177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177">
            <text:p>1177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177">
            <text:p>1177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177">
            <text:p>1177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177">
            <text:p>1177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52">
            <text:p>52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177">
            <text:p>1177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53">
            <text:p>53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177">
            <text:p>1177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54">
            <text:p>54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177">
            <text:p>1177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177">
            <text:p>1177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177">
            <text:p>1177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57">
            <text:p>57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177">
            <text:p>1177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58">
            <text:p>58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177">
            <text:p>1177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59">
            <text:p>59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77">
            <text:p>1177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60">
            <text:p>60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177">
            <text:p>1177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61">
            <text:p>61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177">
            <text:p>1177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62">
            <text:p>62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177">
            <text:p>1177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63">
            <text:p>63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177">
            <text:p>1177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64">
            <text:p>64</text:p>
          </table:table-cell>
          <table:table-cell table:number-columns-repeated="1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177">
            <text:p>1177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65">
            <text:p>65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177">
            <text:p>1177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177">
            <text:p>1177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177">
            <text:p>1177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77">
            <text:p>1177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77">
            <text:p>1177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176">
            <text:p>1176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71">
            <text:p>71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176">
            <text:p>1176</text:p>
          </table:table-cell>
          <table:table-cell table:number-columns-repeated="6"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72">
            <text:p>72</text:p>
          </table:table-cell>
          <table:table-cell table:number-columns-repeated="10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176">
            <text:p>1176</text:p>
          </table:table-cell>
          <table:table-cell table:number-columns-repeated="6"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73">
            <text:p>73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176">
            <text:p>1176</text:p>
          </table:table-cell>
          <table:table-cell table:number-columns-repeated="6"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74">
            <text:p>74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176">
            <text:p>1176</text:p>
          </table:table-cell>
          <table:table-cell table:number-columns-repeated="6"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176">
            <text:p>1176</text:p>
          </table:table-cell>
          <table:table-cell table:number-columns-repeated="6"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76">
            <text:p>76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176">
            <text:p>1176</text:p>
          </table:table-cell>
          <table:table-cell table:number-columns-repeated="6"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77">
            <text:p>77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176">
            <text:p>1176</text:p>
          </table:table-cell>
          <table:table-cell table:number-columns-repeated="6"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176">
            <text:p>1176</text:p>
          </table:table-cell>
          <table:table-cell table:number-columns-repeated="6"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176">
            <text:p>1176</text:p>
          </table:table-cell>
          <table:table-cell table:number-columns-repeated="6"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80">
            <text:p>80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176">
            <text:p>1176</text:p>
          </table:table-cell>
          <table:table-cell table:number-columns-repeated="6"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81">
            <text:p>81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76">
            <text:p>1176</text:p>
          </table:table-cell>
          <table:table-cell table:number-columns-repeated="6"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82">
            <text:p>82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76">
            <text:p>1176</text:p>
          </table:table-cell>
          <table:table-cell table:number-columns-repeated="6"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83">
            <text:p>83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176">
            <text:p>1176</text:p>
          </table:table-cell>
          <table:table-cell table:number-columns-repeated="6"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84">
            <text:p>84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176">
            <text:p>1176</text:p>
          </table:table-cell>
          <table:table-cell table:number-columns-repeated="6"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85">
            <text:p>85</text:p>
          </table:table-cell>
          <table:table-cell table:number-columns-repeated="10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176">
            <text:p>1176</text:p>
          </table:table-cell>
          <table:table-cell table:number-columns-repeated="6"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86">
            <text:p>86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175">
            <text:p>1175</text:p>
          </table:table-cell>
          <table:table-cell table:number-columns-repeated="6"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87">
            <text:p>87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175">
            <text:p>1175</text:p>
          </table:table-cell>
          <table:table-cell table:number-columns-repeated="6"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88">
            <text:p>88</text:p>
          </table:table-cell>
          <table:table-cell table:number-columns-repeated="10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175">
            <text:p>1175</text:p>
          </table:table-cell>
          <table:table-cell table:number-columns-repeated="6"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89">
            <text:p>89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175">
            <text:p>1175</text:p>
          </table:table-cell>
          <table:table-cell table:number-columns-repeated="6"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175">
            <text:p>1175</text:p>
          </table:table-cell>
          <table:table-cell table:number-columns-repeated="6"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91">
            <text:p>91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175">
            <text:p>1175</text:p>
          </table:table-cell>
          <table:table-cell table:number-columns-repeated="6"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92">
            <text:p>92</text:p>
          </table:table-cell>
          <table:table-cell table:number-columns-repeated="10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175">
            <text:p>1175</text:p>
          </table:table-cell>
          <table:table-cell table:number-columns-repeated="6"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93">
            <text:p>93</text:p>
          </table:table-cell>
          <table:table-cell table:number-columns-repeated="1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75">
            <text:p>1175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68">
            <text:p>116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94">
            <text:p>94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175">
            <text:p>1175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68">
            <text:p>116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95">
            <text:p>95</text:p>
          </table:table-cell>
          <table:table-cell table:number-columns-repeated="1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175">
            <text:p>1175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68">
            <text:p>116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96">
            <text:p>96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175">
            <text:p>1175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68">
            <text:p>116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97">
            <text:p>97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175">
            <text:p>1175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68">
            <text:p>116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175">
            <text:p>1175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68">
            <text:p>116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99">
            <text:p>99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175">
            <text:p>1175</text:p>
          </table:table-cell>
          <table:table-cell table:number-columns-repeated="6" office:value-type="float" office:value="1165">
            <text:p>1165</text:p>
          </table:table-cell>
          <table:table-cell office:value-type="float" office:value="1168">
            <text:p>116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100">
            <text:p>100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6">06/03/2010</text:date>, <text:time>11:2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0T19:47:36.80</meta:creation-date>
    <dc:date>2010-03-06T11:22:15.66</dc:date>
    <meta:editing-duration>PT25H09M17S</meta:editing-duration>
    <meta:editing-cycles>65</meta:editing-cycles>
    <meta:generator>OpenOffice.org/3.1$Win32 OpenOffice.org_project/310m19$Build-9420</meta:generator>
    <meta:document-statistic meta:table-count="1" meta:cell-count="13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false" chart:minimum="0" chart:maximum="100" chart:interval-major="5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165" chart:maximum="12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6" style:family="chart">
      <style:chart-properties chart:symbol-type="none"/>
      <style:graphic-properties draw:stroke="dash" draw:stroke-dash="_32__20_Dots_20_1_20_Dash" svg:stroke-width="0.088cm" svg:stroke-color="#7e0021" draw:fill-color="#7e0021"/>
      <style:text-properties fo:font-size="6pt" style:font-size-asian="6pt" style:font-size-complex="6pt"/>
    </style:style>
    <style:style style:name="ch17" style:family="chart">
      <style:chart-properties chart:symbol-type="none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18" style:family="chart">
      <style:chart-properties chart:symbol-type="none"/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19" style:family="chart">
      <style:chart-properties chart:symbol-type="none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20" style:family="chart">
      <style:chart-properties chart:symbol-type="none"/>
      <style:graphic-properties draw:stroke="dash" draw:stroke-dash="_32__20_Dots_20_1_20_Dash" svg:stroke-width="0.088cm" svg:stroke-color="#004586" draw:fill-color="#004586" dr3d:edge-rounding="0%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9 8 7 6 5 4 3 2 1 0" chart:style-name="ch1">
        <chart:title svg:x="8.943cm" svg:y="0.218cm" chart:style-name="ch2">
          <text:p>Anáise de convergência</text:p>
        </chart:title>
        <chart:subtitle svg:x="5.319cm" svg:y="0.938cm" chart:style-name="ch3">
          <text:p>FT20 - Vizinhança Híbrida Melhorada (ordem dos operdores invertida)</text:p>
        </chart:subtitle>
        <chart:legend chart:legend-position="end" svg:x="18.639cm" svg:y="3.219cm" chart:style-name="ch4"/>
        <chart:plot-area chart:style-name="ch5" table:cell-range-address="'ABZ5 100C_MMM_OI'.A27:'ABZ5 100C_MMM_OI'.K128" chart:data-source-has-labels="both" svg:x="0.699cm" svg:y="1.606cm" svg:width="17.491cm" svg:height="8.84cm">
          <chart:axis chart:dimension="x" chart:name="primary-x" chart:style-name="ch6">
            <chart:title svg:x="8.461cm" svg:y="10.065cm" chart:style-name="ch7">
              <text:p>Número de ciclos</text:p>
            </chart:title>
            <chart:categories table:cell-range-address="'ABZ5 100C_MMM_OI'.A28:'ABZ5 100C_MMM_OI'.A128"/>
          </chart:axis>
          <chart:axis chart:dimension="y" chart:name="primary-y" chart:style-name="ch8">
            <chart:title svg:x="0.451cm" svg:y="6.48cm" chart:style-name="ch9">
              <text:p>Makespan</text:p>
            </chart:title>
            <chart:grid chart:style-name="ch10" chart:class="major"/>
          </chart:axis>
          <chart:series chart:style-name="ch11" chart:values-cell-range-address="'ABZ5 100C_MMM_OI'.K28:'ABZ5 100C_MMM_OI'.K128" chart:label-cell-address="'ABZ5 100C_MMM_OI'.K27:'ABZ5 100C_MMM_OI'.K27" chart:class="chart:scatter">
            <chart:domain table:cell-range-address="'ABZ5 100C_MMM_OI'.A28:'ABZ5 100C_MMM_OI'.A128"/>
            <chart:data-point chart:repeated="101"/>
          </chart:series>
          <chart:series chart:style-name="ch12" chart:values-cell-range-address="'ABZ5 100C_MMM_OI'.J28:'ABZ5 100C_MMM_OI'.J128" chart:label-cell-address="'ABZ5 100C_MMM_OI'.J27:'ABZ5 100C_MMM_OI'.J27" chart:class="chart:scatter">
            <chart:data-point chart:repeated="101"/>
          </chart:series>
          <chart:series chart:style-name="ch13" chart:values-cell-range-address="'ABZ5 100C_MMM_OI'.I28:'ABZ5 100C_MMM_OI'.I128" chart:label-cell-address="'ABZ5 100C_MMM_OI'.I27:'ABZ5 100C_MMM_OI'.I27" chart:class="chart:scatter">
            <chart:data-point chart:repeated="101"/>
          </chart:series>
          <chart:series chart:style-name="ch14" chart:values-cell-range-address="'ABZ5 100C_MMM_OI'.H28:'ABZ5 100C_MMM_OI'.H128" chart:label-cell-address="'ABZ5 100C_MMM_OI'.H27:'ABZ5 100C_MMM_OI'.H27" chart:class="chart:scatter">
            <chart:data-point chart:repeated="101"/>
          </chart:series>
          <chart:series chart:style-name="ch15" chart:values-cell-range-address="'ABZ5 100C_MMM_OI'.G28:'ABZ5 100C_MMM_OI'.G128" chart:label-cell-address="'ABZ5 100C_MMM_OI'.G27:'ABZ5 100C_MMM_OI'.G27" chart:class="chart:scatter">
            <chart:data-point chart:repeated="101"/>
          </chart:series>
          <chart:series chart:style-name="ch16" chart:values-cell-range-address="'ABZ5 100C_MMM_OI'.F28:'ABZ5 100C_MMM_OI'.F128" chart:label-cell-address="'ABZ5 100C_MMM_OI'.F27:'ABZ5 100C_MMM_OI'.F27" chart:class="chart:scatter">
            <chart:data-point chart:repeated="101"/>
          </chart:series>
          <chart:series chart:style-name="ch17" chart:values-cell-range-address="'ABZ5 100C_MMM_OI'.E28:'ABZ5 100C_MMM_OI'.E128" chart:label-cell-address="'ABZ5 100C_MMM_OI'.E27:'ABZ5 100C_MMM_OI'.E27" chart:class="chart:scatter">
            <chart:data-point chart:repeated="101"/>
          </chart:series>
          <chart:series chart:style-name="ch18" chart:values-cell-range-address="'ABZ5 100C_MMM_OI'.D28:'ABZ5 100C_MMM_OI'.D128" chart:label-cell-address="'ABZ5 100C_MMM_OI'.D27:'ABZ5 100C_MMM_OI'.D27" chart:class="chart:scatter">
            <chart:data-point chart:repeated="101"/>
          </chart:series>
          <chart:series chart:style-name="ch19" chart:values-cell-range-address="'ABZ5 100C_MMM_OI'.C28:'ABZ5 100C_MMM_OI'.C128" chart:label-cell-address="'ABZ5 100C_MMM_OI'.C27:'ABZ5 100C_MMM_OI'.C27" chart:class="chart:scatter">
            <chart:data-point chart:repeated="101"/>
          </chart:series>
          <chart:series chart:style-name="ch20" chart:values-cell-range-address="'ABZ5 100C_MMM_OI'.B28:'ABZ5 100C_MMM_OI'.B128" chart:label-cell-address="'ABZ5 100C_MMM_OI'.B27:'ABZ5 100C_MMM_OI'.B27" chart:class="chart:scatter">
            <chart:data-point chart:repeated="10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5 100C_MMM_OI'.K27:'ABZ5 100C_MMM_OI'.K27">Rodada 1 (MPS / BTP)</text:p>
              </table:table-cell>
              <table:table-cell office:value-type="string">
                <text:p text:id="'ABZ5 100C_MMM_OI'.J27:'ABZ5 100C_MMM_OI'.J27">Rodada 2 (MPS / BTP)</text:p>
              </table:table-cell>
              <table:table-cell office:value-type="string">
                <text:p text:id="'ABZ5 100C_MMM_OI'.I27:'ABZ5 100C_MMM_OI'.I27">Rodada 3 (MPS / BTP)</text:p>
              </table:table-cell>
              <table:table-cell office:value-type="string">
                <text:p text:id="'ABZ5 100C_MMM_OI'.H27:'ABZ5 100C_MMM_OI'.H27">Radada 4 (MPS / BTP)</text:p>
              </table:table-cell>
              <table:table-cell office:value-type="string">
                <text:p text:id="'ABZ5 100C_MMM_OI'.G27:'ABZ5 100C_MMM_OI'.G27">Rodada 5 (MPS / BTP)</text:p>
              </table:table-cell>
              <table:table-cell office:value-type="string">
                <text:p text:id="'ABZ5 100C_MMM_OI'.F27:'ABZ5 100C_MMM_OI'.F27">Rodada 1 (BTP / MPS)</text:p>
              </table:table-cell>
              <table:table-cell office:value-type="string">
                <text:p text:id="'ABZ5 100C_MMM_OI'.E27:'ABZ5 100C_MMM_OI'.E27">Rodada 2 (BTP / MPS)</text:p>
              </table:table-cell>
              <table:table-cell office:value-type="string">
                <text:p text:id="'ABZ5 100C_MMM_OI'.D27:'ABZ5 100C_MMM_OI'.D27">Rodada 3 (BTP / MPS)</text:p>
              </table:table-cell>
              <table:table-cell office:value-type="string">
                <text:p text:id="'ABZ5 100C_MMM_OI'.C27:'ABZ5 100C_MMM_OI'.C27">Rodada 4 (BTP / MPS)</text:p>
              </table:table-cell>
              <table:table-cell office:value-type="string">
                <text:p text:id="'ABZ5 100C_MMM_OI'.B27:'ABZ5 100C_MMM_OI'.B27">Rodada 5 (BTP / MPS)</text:p>
              </table:table-cell>
            </table:table-row>
          </table:table-header-rows>
          <table:table-rows>
            <table:table-row>
              <table:table-cell office:value-type="string">
                <text:p text:id="'ABZ5 100C_MMM_OI'.A28:'ABZ5 100C_MMM_OI'.A128">0</text:p>
              </table:table-cell>
              <table:table-cell office:value-type="float" office:value="0">
                <text:p text:id="'ABZ5 100C_MMM_OI'.A28:'ABZ5 100C_MMM_OI'.A128">0</text:p>
              </table:table-cell>
              <table:table-cell office:value-type="float" office:value="2000">
                <text:p text:id="'ABZ5 100C_MMM_OI'.K28:'ABZ5 100C_MMM_OI'.K128">2000</text:p>
              </table:table-cell>
              <table:table-cell office:value-type="float" office:value="2000">
                <text:p text:id="'ABZ5 100C_MMM_OI'.J28:'ABZ5 100C_MMM_OI'.J128">2000</text:p>
              </table:table-cell>
              <table:table-cell office:value-type="float" office:value="2000">
                <text:p text:id="'ABZ5 100C_MMM_OI'.I28:'ABZ5 100C_MMM_OI'.I128">2000</text:p>
              </table:table-cell>
              <table:table-cell office:value-type="float" office:value="2000">
                <text:p text:id="'ABZ5 100C_MMM_OI'.H28:'ABZ5 100C_MMM_OI'.H128">2000</text:p>
              </table:table-cell>
              <table:table-cell office:value-type="float" office:value="2000">
                <text:p text:id="'ABZ5 100C_MMM_OI'.G28:'ABZ5 100C_MMM_OI'.G128">2000</text:p>
              </table:table-cell>
              <table:table-cell office:value-type="float" office:value="2000">
                <text:p text:id="'ABZ5 100C_MMM_OI'.F28:'ABZ5 100C_MMM_OI'.F128">2000</text:p>
              </table:table-cell>
              <table:table-cell office:value-type="float" office:value="2000">
                <text:p text:id="'ABZ5 100C_MMM_OI'.E28:'ABZ5 100C_MMM_OI'.E128">2000</text:p>
              </table:table-cell>
              <table:table-cell office:value-type="float" office:value="2000">
                <text:p text:id="'ABZ5 100C_MMM_OI'.D28:'ABZ5 100C_MMM_OI'.D128">2000</text:p>
              </table:table-cell>
              <table:table-cell office:value-type="float" office:value="2000">
                <text:p text:id="'ABZ5 100C_MMM_OI'.C28:'ABZ5 100C_MMM_OI'.C128">2000</text:p>
              </table:table-cell>
              <table:table-cell office:value-type="float" office:value="2000">
                <text:p text:id="'ABZ5 100C_MMM_OI'.B28:'ABZ5 100C_MMM_OI'.B128">200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78">
                <text:p>1178</text:p>
              </table:table-cell>
              <table:table-cell office:value-type="float" office:value="1188">
                <text:p>1188</text:p>
              </table:table-cell>
              <table:table-cell office:value-type="float" office:value="1219">
                <text:p>1219</text:p>
              </table:table-cell>
              <table:table-cell office:value-type="float" office:value="1200">
                <text:p>1200</text:p>
              </table:table-cell>
              <table:table-cell office:value-type="float" office:value="1193">
                <text:p>1193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65">
                <text:p>1165</text:p>
              </table:table-cell>
              <table:table-cell office:value-type="float" office:value="1174">
                <text:p>1174</text:p>
              </table:table-cell>
              <table:table-cell office:value-type="float" office:value="1178">
                <text:p>1178</text:p>
              </table:table-cell>
              <table:table-cell office:value-type="float" office:value="1190">
                <text:p>1190</text:p>
              </table:table-cell>
              <table:table-cell office:value-type="float" office:value="1190">
                <text:p>1190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65">
                <text:p>1165</text:p>
              </table:table-cell>
              <table:table-cell office:value-type="float" office:value="1174">
                <text:p>1174</text:p>
              </table:table-cell>
              <table:table-cell office:value-type="float" office:value="1178">
                <text:p>1178</text:p>
              </table:table-cell>
              <table:table-cell office:value-type="float" office:value="1190">
                <text:p>1190</text:p>
              </table:table-cell>
              <table:table-cell office:value-type="float" office:value="1188">
                <text:p>1188</text:p>
              </table:table-cell>
              <table:table-cell office:value-type="float" office:value="1180">
                <text:p>1180</text:p>
              </table:table-cell>
              <table:table-cell office:value-type="float" office:value="1182">
                <text:p>1182</text:p>
              </table:table-cell>
              <table:table-cell office:value-type="float" office:value="1178">
                <text:p>1178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65">
                <text:p>1165</text:p>
              </table:table-cell>
              <table:table-cell office:value-type="float" office:value="1174">
                <text:p>1174</text:p>
              </table:table-cell>
              <table:table-cell office:value-type="float" office:value="1178">
                <text:p>1178</text:p>
              </table:table-cell>
              <table:table-cell office:value-type="float" office:value="1188">
                <text:p>1188</text:p>
              </table:table-cell>
              <table:table-cell office:value-type="float" office:value="1185">
                <text:p>1185</text:p>
              </table:table-cell>
              <table:table-cell office:value-type="float" office:value="1180">
                <text:p>1180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9">
                <text:p>1179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65">
                <text:p>1165</text:p>
              </table:table-cell>
              <table:table-cell office:value-type="float" office:value="1174">
                <text:p>1174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65">
                <text:p>1165</text:p>
              </table:table-cell>
              <table:table-cell office:value-type="float" office:value="1174">
                <text:p>1174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1174">
                <text:p>1174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65">
                <text:p>1165</text:p>
              </table:table-cell>
              <table:table-cell office:value-type="float" office:value="1174">
                <text:p>1174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65">
                <text:p>1165</text:p>
              </table:table-cell>
              <table:table-cell office:value-type="float" office:value="1174">
                <text:p>1174</text:p>
              </table:table-cell>
              <table:table-cell office:value-type="float" office:value="1178">
                <text:p>1178</text:p>
              </table:table-cell>
              <table:table-cell office:value-type="float" office:value="1176">
                <text:p>1176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65">
                <text:p>1165</text:p>
              </table:table-cell>
              <table:table-cell office:value-type="float" office:value="1174">
                <text:p>1174</text:p>
              </table:table-cell>
              <table:table-cell office:value-type="float" office:value="1178">
                <text:p>1178</text:p>
              </table:table-cell>
              <table:table-cell office:value-type="float" office:value="1175">
                <text:p>117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65">
                <text:p>1165</text:p>
              </table:table-cell>
              <table:table-cell office:value-type="float" office:value="1174">
                <text:p>1174</text:p>
              </table:table-cell>
              <table:table-cell office:value-type="float" office:value="1178">
                <text:p>1178</text:p>
              </table:table-cell>
              <table:table-cell office:value-type="float" office:value="1175">
                <text:p>117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65">
                <text:p>1165</text:p>
              </table:table-cell>
              <table:table-cell office:value-type="float" office:value="1174">
                <text:p>1174</text:p>
              </table:table-cell>
              <table:table-cell office:value-type="float" office:value="1178">
                <text:p>1178</text:p>
              </table:table-cell>
              <table:table-cell office:value-type="float" office:value="1175">
                <text:p>117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6">
                <text:p>1176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65">
                <text:p>1165</text:p>
              </table:table-cell>
              <table:table-cell office:value-type="float" office:value="1174">
                <text:p>1174</text:p>
              </table:table-cell>
              <table:table-cell office:value-type="float" office:value="1178">
                <text:p>1178</text:p>
              </table:table-cell>
              <table:table-cell office:value-type="float" office:value="1175">
                <text:p>117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2">
                <text:p>1172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65">
                <text:p>1165</text:p>
              </table:table-cell>
              <table:table-cell office:value-type="float" office:value="1174">
                <text:p>1174</text:p>
              </table:table-cell>
              <table:table-cell office:value-type="float" office:value="1178">
                <text:p>1178</text:p>
              </table:table-cell>
              <table:table-cell office:value-type="float" office:value="1175">
                <text:p>117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65">
                <text:p>1165</text:p>
              </table:table-cell>
              <table:table-cell office:value-type="float" office:value="1174">
                <text:p>1174</text:p>
              </table:table-cell>
              <table:table-cell office:value-type="float" office:value="1178">
                <text:p>1178</text:p>
              </table:table-cell>
              <table:table-cell office:value-type="float" office:value="1175">
                <text:p>117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0">
                <text:p>1170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5">
                <text:p>117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0">
                <text:p>1170</text:p>
              </table:table-cell>
              <table:table-cell office:value-type="float" office:value="1165">
                <text:p>1165</text:p>
              </table:table-cell>
              <table:table-cell office:value-type="float" office:value="1171">
                <text:p>1171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5">
                <text:p>1175</text:p>
              </table:table-cell>
              <table:table-cell office:value-type="float" office:value="1173">
                <text:p>1173</text:p>
              </table:table-cell>
              <table:table-cell office:value-type="float" office:value="1174">
                <text:p>1174</text:p>
              </table:table-cell>
              <table:table-cell office:value-type="float" office:value="1170">
                <text:p>1170</text:p>
              </table:table-cell>
              <table:table-cell office:value-type="float" office:value="1165">
                <text:p>1165</text:p>
              </table:table-cell>
              <table:table-cell office:value-type="float" office:value="1166">
                <text:p>1166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70">
                <text:p>1170</text:p>
              </table:table-cell>
              <table:table-cell office:value-type="float" office:value="1173">
                <text:p>1173</text:p>
              </table:table-cell>
              <table:table-cell office:value-type="float" office:value="1174">
                <text:p>1174</text:p>
              </table:table-cell>
              <table:table-cell office:value-type="float" office:value="1170">
                <text:p>117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7">
                <text:p>1167</text:p>
              </table:table-cell>
              <table:table-cell office:value-type="float" office:value="1173">
                <text:p>1173</text:p>
              </table:table-cell>
              <table:table-cell office:value-type="float" office:value="1174">
                <text:p>1174</text:p>
              </table:table-cell>
              <table:table-cell office:value-type="float" office:value="1170">
                <text:p>117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7">
                <text:p>1167</text:p>
              </table:table-cell>
              <table:table-cell office:value-type="float" office:value="1173">
                <text:p>1173</text:p>
              </table:table-cell>
              <table:table-cell office:value-type="float" office:value="1174">
                <text:p>1174</text:p>
              </table:table-cell>
              <table:table-cell office:value-type="float" office:value="1170">
                <text:p>117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7">
                <text:p>1167</text:p>
              </table:table-cell>
              <table:table-cell office:value-type="float" office:value="1173">
                <text:p>1173</text:p>
              </table:table-cell>
              <table:table-cell office:value-type="float" office:value="1166">
                <text:p>1166</text:p>
              </table:table-cell>
              <table:table-cell office:value-type="float" office:value="1170">
                <text:p>117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7">
                <text:p>1167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70">
                <text:p>117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7">
                <text:p>1167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70">
                <text:p>117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7">
                <text:p>116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7">
                <text:p>116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7">
                <text:p>116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7">
                <text:p>116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7">
                <text:p>116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7">
                <text:p>116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7">
                <text:p>116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7">
                <text:p>116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7">
                <text:p>116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7">
                <text:p>116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7">
                <text:p>116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7">
                <text:p>116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7">
                <text:p>116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8">
                <text:p>116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8">
                <text:p>116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8">
                <text:p>116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8">
                <text:p>116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8">
                <text:p>116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8">
                <text:p>116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8">
                <text:p>116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